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paragraph-properties style:text-autospace="none" fo:text-align="center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paragraph-properties style:text-autospace="none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6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7" style:parent-style-name="Standard" style:family="paragraph">
      <style:paragraph-properties style:text-autospace="none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style:text-autospace="none"/>
      <style:text-properties style:font-name="Tahoma" style:font-name-asian="Tahoma" fo:font-size="10pt" style:font-size-asian="10pt" style:font-size-complex="10pt"/>
    </style:style>
    <style:style style:name="P10" style:parent-style-name="Standard" style:family="paragraph">
      <style:paragraph-properties style:text-autospace="none"/>
      <style:text-properties style:font-name="Tahoma" style:font-name-asian="Tahoma" fo:font-size="10pt" style:font-size-asian="10pt" style:font-size-complex="10pt"/>
    </style:style>
    <style:style style:name="P11" style:parent-style-name="Standard" style:family="paragraph">
      <style:paragraph-properties style:text-autospace="none"/>
      <style:text-properties style:font-name="Tahoma" style:font-name-asian="Tahoma" fo:font-size="10pt" style:font-size-asian="10pt" style:font-size-complex="10pt"/>
    </style:style>
    <style:style style:name="TableColumn13" style:family="table-column">
      <style:table-column-properties style:column-width="0.9791in" style:use-optimal-column-width="false"/>
    </style:style>
    <style:style style:name="TableColumn14" style:family="table-column">
      <style:table-column-properties style:column-width="2.0527in" style:use-optimal-column-width="false"/>
    </style:style>
    <style:style style:name="TableColumn15" style:family="table-column">
      <style:table-column-properties style:column-width="1.8861in" style:use-optimal-column-width="false"/>
    </style:style>
    <style:style style:name="TableColumn16" style:family="table-column">
      <style:table-column-properties style:column-width="2.0006in" style:use-optimal-column-width="false"/>
    </style:style>
    <style:style style:name="TableColumn17" style:family="table-column">
      <style:table-column-properties style:column-width="1.8687in" style:use-optimal-column-width="false"/>
    </style:style>
    <style:style style:name="TableColumn18" style:family="table-column">
      <style:table-column-properties style:column-width="0.6395in" style:use-optimal-column-width="false"/>
    </style:style>
    <style:style style:name="Table12" style:family="table">
      <style:table-properties style:width="9.427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30" style:family="table-cell">
      <style:table-cell-properties fo:border="0.0034in solid #000000" fo:padding-top="0.0381in" fo:padding-left="0.0381in" fo:padding-bottom="0.0381in" fo:padding-right="0.0381in"/>
    </style:style>
    <style:style style:name="P31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3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3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4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4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5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5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58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6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6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7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7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ahoma" style:font-name-asian="Tahoma" fo:font-size="10pt" style:font-size-asian="10pt" style:font-size-complex="10pt" fo:background-color="#FFFF00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8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8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8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8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0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9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0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0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0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ahoma" style:font-name-asian="Tahoma" fo:font-size="10pt" style:font-size-asian="10pt" style:font-size-complex="10pt" fo:background-color="#FFFF00"/>
    </style:style>
    <style:style style:name="TableCell110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1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1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2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2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23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25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27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12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31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3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3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35" style:parent-style-name="Standard" style:family="paragraph">
      <style:paragraph-properties style:text-autospace="none" fo:text-align="end"/>
    </style:style>
    <style:style style:name="P136" style:parent-style-name="Normal" style:family="paragraph">
      <style:text-properties style:font-name="Tahoma" style:font-name-asian="Tahoma" fo:font-size="10pt" style:font-size-asian="10pt" style:font-size-complex="10pt" fo:hyphenate="true"/>
    </style:style>
    <style:style style:name="P137" style:parent-style-name="Standard" style:family="paragraph">
      <style:paragraph-properties style:text-autospace="none"/>
      <style:text-properties style:font-name="Tahoma" style:font-name-asian="Tahoma" fo:font-size="10pt" style:font-size-asian="10pt" style:font-size-complex="10pt"/>
    </style:style>
    <style:style style:name="P138" style:parent-style-name="Standard" style:family="paragraph">
      <style:paragraph-properties style:text-autospace="none"/>
      <style:text-properties style:font-name="Tahoma" style:font-name-asian="Tahoma" fo:font-size="10pt" style:font-size-asian="10pt" style:font-size-complex="10pt"/>
    </style:style>
    <style:style style:name="TableColumn140" style:family="table-column">
      <style:table-column-properties style:column-width="0.9791in" style:use-optimal-column-width="false"/>
    </style:style>
    <style:style style:name="TableColumn141" style:family="table-column">
      <style:table-column-properties style:column-width="2.0527in" style:use-optimal-column-width="false"/>
    </style:style>
    <style:style style:name="TableColumn142" style:family="table-column">
      <style:table-column-properties style:column-width="1.8861in" style:use-optimal-column-width="false"/>
    </style:style>
    <style:style style:name="TableColumn143" style:family="table-column">
      <style:table-column-properties style:column-width="2.0006in" style:use-optimal-column-width="false"/>
    </style:style>
    <style:style style:name="TableColumn144" style:family="table-column">
      <style:table-column-properties style:column-width="1.8687in" style:use-optimal-column-width="false"/>
    </style:style>
    <style:style style:name="TableColumn145" style:family="table-column">
      <style:table-column-properties style:column-width="0.6395in" style:use-optimal-column-width="false"/>
    </style:style>
    <style:style style:name="Table139" style:family="table">
      <style:table-properties style:width="9.427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1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1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1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Cell157" style:family="table-cell">
      <style:table-cell-properties fo:border="0.0034in solid #000000" fo:padding-top="0.0381in" fo:padding-left="0.0381in" fo:padding-bottom="0.0381in" fo:padding-right="0.0381in"/>
    </style:style>
    <style:style style:name="P158" style:parent-style-name="TableHeading" style:family="paragraph">
      <style:text-properties style:font-name="Tahoma" style:font-name-asian="Tahoma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6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6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7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7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7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8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ahoma" style:font-name-asian="Tahoma" fo:font-size="10pt" style:font-size-asian="10pt" style:font-size-complex="10pt" fo:background-color="#FFFF00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9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9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9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19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99" style:parent-style-name="DefaultParagraphFont" style:family="text">
      <style:text-properties style:font-name="Tahoma" style:font-name-asian="Tahoma" fo:font-size="10pt" style:font-size-asian="10pt" style:font-size-complex="10pt" fo:background-color="#FFFF00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0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0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1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1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25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26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P227" style:parent-style-name="Standard" style:family="paragraph">
      <style:paragraph-properties style:text-autospace="none"/>
    </style:style>
    <style:style style:name="P228" style:parent-style-name="Standard" style:family="paragraph">
      <style:paragraph-properties style:text-autospace="none" fo:text-align="end"/>
    </style:style>
  </office:automatic-styles>
  <office:body>
    <office:text text:use-soft-page-breaks="true">
      <text:p text:style-name="P1">CST 316 – Software Process Management</text:p>
      <text:p text:style-name="P2">Requirements List Deliverable Evaluation</text:p>
      <text:p text:style-name="P3"><text:span text:style-name="T4">Team Name:<text:s/></text:span><text:span text:style-name="T5">iGeek Gamers</text:span></text:p>
      <text:p text:style-name="P6"/>
      <text:p text:style-name="P7"><text:span text:style-name="T8">Total: 124.5/150</text:span></text:p>
      <text:p text:style-name="P9"/>
      <text:p text:style-name="P10">Grading Criteria – Requirements <text:s/>100 EP: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p text:style-name="P21"/>
            </table:table-cell>
            <table:table-cell table:style-name="TableCell22">
              <text:p text:style-name="P23">Exemplary</text:p>
            </table:table-cell>
            <table:table-cell table:style-name="TableCell24">
              <text:p text:style-name="P25">Competent</text:p>
            </table:table-cell>
            <table:table-cell table:style-name="TableCell26">
              <text:p text:style-name="P27">Developing</text:p>
            </table:table-cell>
            <table:table-cell table:style-name="TableCell28">
              <text:p text:style-name="P29">Comments</text:p>
            </table:table-cell>
            <table:table-cell table:style-name="TableCell30">
              <text:p text:style-name="P31">Score</text:p>
            </table:table-cell>
          </table:table-row>
        </table:table-header-rows>
        <table:table-row table:style-name="TableRow32">
          <table:table-cell table:style-name="TableCell33">
            <text:p text:style-name="P34">Document Structure</text:p>
            <text:p text:style-name="P35"/>
            <text:p text:style-name="P36">20%</text:p>
          </table:table-cell>
          <table:table-cell table:style-name="TableCell37">
            <text:p text:style-name="TableContents"><text:span text:style-name="T38">The document contains a title page, introduction, TOC, and a document body. Structure includes good descriptive narrative. Citations are provided where necessary.</text:span></text:p>
          </table:table-cell>
          <table:table-cell table:style-name="TableCell39">
            <text:p text:style-name="P40">The document is lacking one or more of<text:s/>the structural elements. Document flow is unnatural and lacking some detail.</text:p>
          </table:table-cell>
          <table:table-cell table:style-name="TableCell41">
            <text:p text:style-name="P42">Document is lacking structure, ideas are not well developed, logic and flow of the document do lack in detail. Paragraphs are poorly structured.</text:p>
          </table:table-cell>
          <table:table-cell table:style-name="TableCell43">
            <text:p text:style-name="P44">Excellent!</text:p>
          </table:table-cell>
          <table:table-cell table:style-name="TableCell45">
            <text:p text:style-name="P46">20%</text:p>
            <text:p text:style-name="P47"/>
            <text:p text:style-name="P48">20</text:p>
          </table:table-cell>
        </table:table-row>
        <table:table-row table:style-name="TableRow49">
          <table:table-cell table:style-name="TableCell50">
            <text:p text:style-name="P51">Requirements<text:s/>Analysis</text:p>
            <text:p text:style-name="P52"/>
            <text:p text:style-name="P53">20%</text:p>
          </table:table-cell>
          <table:table-cell table:style-name="TableCell54">
            <text:p text:style-name="P55">Overall requirements analysis is well explained. Reasoning behind decisions is clearly stated. Assumptions are clearly stated and supported.</text:p>
          </table:table-cell>
          <table:table-cell table:style-name="TableCell56">
            <text:p text:style-name="TableContents"><text:span text:style-name="T57">Analysis of requirements is evident in organizational structure provided; however, there is no formal</text:span><text:span text:style-name="T58"><text:s/>support for structural decisions.</text:span></text:p>
          </table:table-cell>
          <table:table-cell table:style-name="TableCell59">
            <text:p text:style-name="P60">Requirements are listed and categorized; however, categories do not correlate to functional decomposition.</text:p>
          </table:table-cell>
          <table:table-cell table:style-name="TableCell61">
            <text:p text:style-name="P62">See comments in the document. For the most part, this is well done.</text:p>
          </table:table-cell>
          <table:table-cell table:style-name="TableCell63">
            <text:p text:style-name="P64">18%</text:p>
            <text:p text:style-name="P65"/>
            <text:p text:style-name="P66">18</text:p>
          </table:table-cell>
        </table:table-row>
        <table:table-row table:style-name="TableRow67">
          <table:table-cell table:style-name="TableCell68">
            <text:p text:style-name="P69">Functional Requirements</text:p>
            <text:p text:style-name="P70"/>
            <text:p text:style-name="P71">20%</text:p>
          </table:table-cell>
          <table:table-cell table:style-name="TableCell72">
            <text:p text:style-name="P73">Functional requirements are well stated and map to atomic, testable system behavior.</text:p>
          </table:table-cell>
          <table:table-cell table:style-name="TableCell74">
            <text:p text:style-name="P75">Functional requirements are show thought related to system function yet further development and explanation is required for a complete system description.</text:p>
          </table:table-cell>
          <table:table-cell table:style-name="TableCell76">
            <text:p text:style-name="P77">Functional requirements have complex structure and cannot<text:s/></text:p>
          </table:table-cell>
          <table:table-cell table:style-name="TableCell78">
            <text:p text:style-name="P79">This is well done.</text:p>
          </table:table-cell>
          <table:table-cell table:style-name="TableCell80">
            <text:p text:style-name="P81">20%</text:p>
            <text:p text:style-name="P82"/>
            <text:p text:style-name="P83">20</text:p>
          </table:table-cell>
        </table:table-row>
        <table:table-row table:style-name="TableRow84">
          <table:table-cell table:style-name="TableCell85">
            <text:p text:style-name="P86">Requirements Organization</text:p>
            <text:p text:style-name="P87"/>
            <text:p text:style-name="P88">20%</text:p>
          </table:table-cell>
          <table:table-cell table:style-name="TableCell89">
            <text:p text:style-name="TableContents"><text:span text:style-name="T90">The organizational structure of the requirements is based on functional system behavior. Numbering is consistent.</text:span></text:p>
          </table:table-cell>
          <table:table-cell table:style-name="TableCell91">
            <text:p text:style-name="P92">Organizational structure does not appear<text:s/>to map to system functionality.</text:p>
          </table:table-cell>
          <table:table-cell table:style-name="TableCell93">
            <text:p text:style-name="P94">Requirements are loosely organized, not necessarily based on system function.</text:p>
          </table:table-cell>
          <table:table-cell table:style-name="TableCell95">
            <text:p text:style-name="P96">Overall pretty good. The “database” functional area is out of place.</text:p>
          </table:table-cell>
          <table:table-cell table:style-name="TableCell97">
            <text:p text:style-name="P98">18%</text:p>
            <text:p text:style-name="P99"/>
            <text:p text:style-name="P100">18</text:p>
          </table:table-cell>
        </table:table-row>
        <table:table-row table:style-name="TableRow101">
          <table:table-cell table:style-name="TableCell102">
            <text:p text:style-name="P103">Non-functional Analysis</text:p>
            <text:p text:style-name="P104"/>
            <text:p text:style-name="P105">10%</text:p>
          </table:table-cell>
          <table:table-cell table:style-name="TableCell106">
            <text:p text:style-name="P107">Non-functional requirements have been<text:s/>carefully considered and well explained.</text:p>
          </table:table-cell>
          <table:table-cell table:style-name="TableCell108">
            <text:p text:style-name="P109">There is a list of non-functional requirements, yet support of necessary system function is poorly explained.</text:p>
          </table:table-cell>
          <table:table-cell table:style-name="TableCell110">
            <text:p text:style-name="P111">The non-functional requirements are listed.</text:p>
          </table:table-cell>
          <table:table-cell table:style-name="TableCell112">
            <text:p text:style-name="P113">You need to provide better explanation of Platform,<text:s/>Performance, and Communication.</text:p>
          </table:table-cell>
          <table:table-cell table:style-name="TableCell114">
            <text:p text:style-name="P115">7%</text:p>
            <text:p text:style-name="P116"/>
            <text:p text:style-name="P117">7</text:p>
          </table:table-cell>
        </table:table-row>
        <table:table-row table:style-name="TableRow118">
          <table:table-cell table:style-name="TableCell119">
            <text:p text:style-name="P120">Prioritization</text:p>
            <text:p text:style-name="P121"/>
            <text:p text:style-name="P122">10%</text:p>
          </table:table-cell>
          <table:table-cell table:style-name="TableCell123">
            <text:p text:style-name="P124">Requirements have priorities assigned that have been explained. Priority assignments map well to intended system<text:s/><text:soft-page-break/>deployment.</text:p>
          </table:table-cell>
          <table:table-cell table:style-name="TableCell125">
            <text:p text:style-name="P126">Requirement priority assignments have been made; however, prioritization<text:s/>is questionable in light of<text:s/><text:soft-page-break/>deployment schedule.</text:p>
          </table:table-cell>
          <table:table-cell table:style-name="TableCell127">
            <text:p text:style-name="TableContents"><text:span text:style-name="T128">Requirements priorities have been defined; however, assignment is incomplete or does not make clear sense.</text:span></text:p>
          </table:table-cell>
          <table:table-cell table:style-name="TableCell129">
            <text:p text:style-name="P130">Prioritize all “leaf” requirements.</text:p>
          </table:table-cell>
          <table:table-cell table:style-name="TableCell131">
            <text:p text:style-name="P132">4%</text:p>
            <text:p text:style-name="P133"/>
            <text:p text:style-name="P134">4</text:p>
          </table:table-cell>
        </table:table-row>
      </table:table>
      <text:soft-page-break/>
      <text:p text:style-name="P135">Total: 87</text:p>
      <text:p text:style-name="P136"/>
      <text:p text:style-name="P137">Grading Criteria – User Stories 50 EP:</text:p>
      <text:p text:style-name="P138"/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>
              <text:p text:style-name="P148"/>
            </table:table-cell>
            <table:table-cell table:style-name="TableCell149">
              <text:p text:style-name="P150">Exemplary</text:p>
            </table:table-cell>
            <table:table-cell table:style-name="TableCell151">
              <text:p text:style-name="P152">Competent</text:p>
            </table:table-cell>
            <table:table-cell table:style-name="TableCell153">
              <text:p text:style-name="P154">Developing</text:p>
            </table:table-cell>
            <table:table-cell table:style-name="TableCell155">
              <text:p text:style-name="P156">Comments</text:p>
            </table:table-cell>
            <table:table-cell table:style-name="TableCell157">
              <text:p text:style-name="P158">Score</text:p>
            </table:table-cell>
          </table:table-row>
        </table:table-header-rows>
        <table:table-row table:style-name="TableRow159">
          <table:table-cell table:style-name="TableCell160">
            <text:p text:style-name="P161">Document Structure</text:p>
            <text:p text:style-name="P162"/>
            <text:p text:style-name="P163">25%</text:p>
          </table:table-cell>
          <table:table-cell table:style-name="TableCell164">
            <text:p text:style-name="TableContents"><text:span text:style-name="T165">The document contains a title page, introduction, TOC, and a document body. Structure includes good descriptive narrative. Citations are provided where necessary.</text:span></text:p>
          </table:table-cell>
          <table:table-cell table:style-name="TableCell166">
            <text:p text:style-name="P167">The document is<text:s/>lacking one or more of the structural elements. Document flow is unnatural and lacking some detail.</text:p>
          </table:table-cell>
          <table:table-cell table:style-name="TableCell168">
            <text:p text:style-name="P169">Document is lacking structure, ideas are not well developed, logic and flow of the document do lack in detail. Paragraphs are poorly structured.</text:p>
          </table:table-cell>
          <table:table-cell table:style-name="TableCell170">
            <text:p text:style-name="P171">Good</text:p>
          </table:table-cell>
          <table:table-cell table:style-name="TableCell172">
            <text:p text:style-name="P173">25%</text:p>
            <text:p text:style-name="P174"/>
            <text:p text:style-name="P175">12.5</text:p>
          </table:table-cell>
        </table:table-row>
        <table:table-row table:style-name="TableRow176">
          <table:table-cell table:style-name="TableCell177">
            <text:p text:style-name="P178">System Coverage</text:p>
            <text:p text:style-name="P179"/>
            <text:p text:style-name="P180">25%</text:p>
          </table:table-cell>
          <table:table-cell table:style-name="TableCell181">
            <text:p text:style-name="P182">User stories cover all necessary system behavior.</text:p>
          </table:table-cell>
          <table:table-cell table:style-name="TableCell183">
            <text:p text:style-name="P184">User stories are well developed but lack in system coverage.</text:p>
          </table:table-cell>
          <table:table-cell table:style-name="TableCell185">
            <text:p text:style-name="P186">User stories show thought; however, system coverage and relevance is questionable.</text:p>
          </table:table-cell>
          <table:table-cell table:style-name="TableCell187">
            <text:p text:style-name="P188">Looks ok.</text:p>
          </table:table-cell>
          <table:table-cell table:style-name="TableCell189">
            <text:p text:style-name="P190">25%</text:p>
            <text:p text:style-name="P191"/>
            <text:p text:style-name="P192">12.5</text:p>
          </table:table-cell>
        </table:table-row>
        <table:table-row table:style-name="TableRow193">
          <table:table-cell table:style-name="TableCell194">
            <text:p text:style-name="P195">Story Coherence</text:p>
            <text:p text:style-name="P196"/>
            <text:p text:style-name="P197">25%</text:p>
          </table:table-cell>
          <table:table-cell table:style-name="TableCell198">
            <text:p text:style-name="TableContents"><text:span text:style-name="T199">Stories are well explained, complete, and cover an explicit system operation or set of system operations.</text:span></text:p>
          </table:table-cell>
          <table:table-cell table:style-name="TableCell200">
            <text:p text:style-name="P201">Stories show system coverage but scope in overall system behavior is poorly defined.</text:p>
          </table:table-cell>
          <table:table-cell table:style-name="TableCell202">
            <text:p text:style-name="P203">Stories are weak and poorly explained.</text:p>
          </table:table-cell>
          <table:table-cell table:style-name="TableCell204">
            <text:p text:style-name="P205">Ok</text:p>
          </table:table-cell>
          <table:table-cell table:style-name="TableCell206">
            <text:p text:style-name="P207">25%</text:p>
            <text:p text:style-name="P208"/>
            <text:p text:style-name="P209">12.5</text:p>
          </table:table-cell>
        </table:table-row>
        <table:table-row table:style-name="TableRow210">
          <table:table-cell table:style-name="TableCell211">
            <text:p text:style-name="P212">Requirements Mapping</text:p>
            <text:p text:style-name="P213"/>
            <text:p text:style-name="P214">25%</text:p>
          </table:table-cell>
          <table:table-cell table:style-name="TableCell215">
            <text:p text:style-name="P216">All user stories are mapped to two or more requirements.</text:p>
          </table:table-cell>
          <table:table-cell table:style-name="TableCell217">
            <text:p text:style-name="P218">User stories are mapped to requirements but the mapping is incomplete.</text:p>
          </table:table-cell>
          <table:table-cell table:style-name="TableCell219">
            <text:p text:style-name="P220">User stories show no coherent mapping to requirements,</text:p>
          </table:table-cell>
          <table:table-cell table:style-name="TableCell221">
            <text:p text:style-name="P222">This was not done. Provide a list of what requirements map to each story as an section for each user story.</text:p>
          </table:table-cell>
          <table:table-cell table:style-name="TableCell223">
            <text:p text:style-name="P224">0%</text:p>
            <text:p text:style-name="P225"/>
            <text:p text:style-name="P226">0</text:p>
          </table:table-cell>
        </table:table-row>
      </table:table>
      <text:p text:style-name="P227"/>
      <text:p text:style-name="P228">Total: 37.5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long</meta:initial-creator>
    <dc:creator>jlong</dc:creator>
    <meta:creation-date>2011-10-28T22:52:00Z</meta:creation-date>
    <dc:date>2011-10-28T22:52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07" meta:character-count="4062" meta:row-count="28" meta:non-whitespace-character-count="3463"/>
  </office:meta>
</office:document-meta>
</file>